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80000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1.5cm"/>
    </style:style>
    <style:style style:name="gr4" style:family="graphic" style:parent-style-name="standard">
      <style:graphic-properties draw:stroke="dash" draw:stroke-dash="Ultrafine_20_Dashed" svg:stroke-width="0.1cm" svg:stroke-color="#c0c0c0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5cm" svg:height="2cm" svg:x="2cm" svg:y="4cm">
          <text:p text:style-name="P1">winbatch<text:line-break/>process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5cm" svg:height="2cm" svg:x="7.5cm" svg:y="4cm">
          <text:p text:style-name="P1">process 1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cm" svg:height="2cm" svg:x="8.75cm" svg:y="7.5cm">
          <text:p text:style-name="P1">sto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draw:type="line" svg:x1="6.5cm" svg:y1="5cm" svg:x2="7.5cm" svg:y2="5cm" draw:start-shape="id1" draw:start-glue-point="1" draw:end-shape="id2" draw:end-glue-point="3" svg:d="m6500 5000h1000">
          <text:p/>
        </draw:connector>
        <draw:custom-shape draw:style-name="gr1" draw:text-style-name="P1" xml:id="id4" draw:id="id4" draw:layer="layout" svg:width="4cm" svg:height="3cm" svg:x="2.25cm" svg:y="7cm">
          <text:p text:style-name="P1"><text:line-break/>wait<text:line-break/>nex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4.5cm" svg:height="1.75cm" svg:x="2cm" svg:y="2cm">
          <draw:text-box>
            <text:p text:style-name="P2"><text:span text:style-name="T1">winst-script</text:span></text:p>
          </draw:text-box>
        </draw:frame>
        <draw:connector draw:style-name="gr2" draw:text-style-name="P1" draw:layer="layout" draw:type="line" svg:x1="9.75cm" svg:y1="6cm" svg:x2="9.75cm" svg:y2="7.5cm" draw:start-shape="id2" draw:start-glue-point="2" draw:end-shape="id3" svg:d="m9750 6000v1500">
          <text:p/>
        </draw:connector>
        <draw:connector draw:style-name="gr2" draw:text-style-name="P1" draw:layer="layout" draw:type="line" svg:x1="8.75cm" svg:y1="8.5cm" svg:x2="6.25cm" svg:y2="8.5cm" draw:start-shape="id3" draw:start-glue-point="5" draw:end-shape="id4" draw:end-glue-point="7" svg:d="m8750 8500h-2500">
          <text:p/>
        </draw:connector>
        <draw:connector draw:style-name="gr4" draw:text-style-name="P1" draw:layer="layout" draw:type="line" svg:x1="4.25cm" svg:y1="6cm" svg:x2="4.25cm" svg:y2="7cm" draw:start-shape="id1" draw:start-glue-point="2" draw:end-shape="id4" draw:end-glue-point="4" svg:d="m4250 6000v1000">
          <text:p/>
        </draw:connector>
        <draw:frame draw:style-name="gr3" draw:text-style-name="P2" draw:layer="layout" svg:width="4.5cm" svg:height="1.75cm" svg:x="7.5cm" svg:y="2cm">
          <draw:text-box>
            <text:p text:style-name="P2"><text:span text:style-name="T1">processes</text:span></text:p>
          </draw:text-box>
        </draw:frame>
        <draw:custom-shape draw:style-name="gr1" draw:text-style-name="P1" xml:id="id5" draw:id="id5" draw:layer="layout" svg:width="4.5cm" svg:height="2cm" svg:x="2cm" svg:y="11cm">
          <text:p text:style-name="P1">winbatch<text:line-break/>process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4.5cm" svg:height="2cm" svg:x="7.5cm" svg:y="11cm">
          <text:p text:style-name="P1">process 2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cm" svg:height="2cm" svg:x="8.75cm" svg:y="14.5cm">
          <text:p text:style-name="P1">sto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draw:type="line" svg:x1="6.5cm" svg:y1="12cm" svg:x2="7.5cm" svg:y2="12cm" draw:start-shape="id5" draw:start-glue-point="1" draw:end-shape="id6" draw:end-glue-point="3" svg:d="m6500 12000h1000">
          <text:p/>
        </draw:connector>
        <draw:custom-shape draw:style-name="gr1" draw:text-style-name="P1" xml:id="id8" draw:id="id8" draw:layer="layout" svg:width="4cm" svg:height="3cm" svg:x="2.25cm" svg:y="14cm">
          <text:p text:style-name="P1"><text:line-break/>wait<text:line-break/>nex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9.75cm" svg:y1="13cm" svg:x2="9.75cm" svg:y2="14.5cm" draw:start-shape="id6" draw:start-glue-point="2" draw:end-shape="id7" svg:d="m9750 13000v1500">
          <text:p/>
        </draw:connector>
        <draw:connector draw:style-name="gr2" draw:text-style-name="P1" draw:layer="layout" draw:type="line" svg:x1="8.75cm" svg:y1="15.5cm" svg:x2="6.25cm" svg:y2="15.5cm" draw:start-shape="id7" draw:start-glue-point="5" draw:end-shape="id8" draw:end-glue-point="7" svg:d="m8750 15500h-2500">
          <text:p/>
        </draw:connector>
        <draw:connector draw:style-name="gr4" draw:text-style-name="P1" draw:layer="layout" draw:type="line" svg:x1="4.25cm" svg:y1="13cm" svg:x2="4.25cm" svg:y2="14cm" draw:start-shape="id5" draw:start-glue-point="2" draw:end-shape="id8" draw:end-glue-point="4" svg:d="m4250 13000v1000">
          <text:p/>
        </draw:connector>
        <draw:connector draw:style-name="gr4" draw:text-style-name="P1" draw:layer="layout" draw:type="line" svg:x1="4.25cm" svg:y1="10cm" svg:x2="4.25cm" svg:y2="11cm" draw:start-shape="id4" draw:start-glue-point="6" draw:end-shape="id5" draw:end-glue-point="0" svg:d="m4250 10000v1000">
          <text:p/>
        </draw:connector>
      </draw:page>
      <draw:page draw:name="page2" draw:style-name="dp1" draw:master-page-name="Standard">
        <draw:custom-shape draw:style-name="gr1" draw:text-style-name="P1" xml:id="id9" draw:id="id9" draw:layer="layout" svg:width="4.5cm" svg:height="2cm" svg:x="2cm" svg:y="4cm">
          <text:p text:style-name="P1">winbatch<text:line-break/>process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0" draw:id="id10" draw:layer="layout" svg:width="4.5cm" svg:height="2cm" svg:x="7.5cm" svg:y="4cm">
          <text:p text:style-name="P1">process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cm" svg:height="2cm" svg:x="8.75cm" svg:y="7.5cm">
          <text:p text:style-name="P1">sto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draw:type="line" svg:x1="6.5cm" svg:y1="5cm" svg:x2="7.5cm" svg:y2="5cm" draw:start-shape="id9" draw:start-glue-point="1" draw:end-shape="id10" draw:end-glue-point="3" svg:d="m6500 5000h1000">
          <text:p/>
        </draw:connector>
        <draw:custom-shape draw:style-name="gr1" draw:text-style-name="P1" xml:id="id12" draw:id="id12" draw:layer="layout" svg:width="4cm" svg:height="3cm" svg:x="2.25cm" svg:y="7cm">
          <text:p text:style-name="P1"><text:line-break/>wait<text:line-break/>nex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4.5cm" svg:height="1.75cm" svg:x="2cm" svg:y="2cm">
          <draw:text-box>
            <text:p text:style-name="P2"><text:span text:style-name="T1">winst-script</text:span></text:p>
          </draw:text-box>
        </draw:frame>
        <draw:connector draw:style-name="gr2" draw:text-style-name="P1" draw:layer="layout" draw:type="line" svg:x1="9.75cm" svg:y1="6cm" svg:x2="9.75cm" svg:y2="7.5cm" draw:start-shape="id10" draw:start-glue-point="2" draw:end-shape="id11" svg:d="m9750 6000v1500">
          <text:p/>
        </draw:connector>
        <draw:connector draw:style-name="gr2" draw:text-style-name="P1" draw:layer="layout" draw:type="line" svg:x1="8.75cm" svg:y1="8.5cm" svg:x2="6.25cm" svg:y2="8.5cm" draw:start-shape="id11" draw:start-glue-point="5" draw:end-shape="id12" draw:end-glue-point="7" svg:d="m8750 8500h-2500">
          <text:p/>
        </draw:connector>
        <draw:connector draw:style-name="gr4" draw:text-style-name="P1" draw:layer="layout" draw:type="line" svg:x1="4.25cm" svg:y1="6cm" svg:x2="4.25cm" svg:y2="7cm" draw:start-shape="id9" draw:start-glue-point="2" draw:end-shape="id12" draw:end-glue-point="4" svg:d="m4250 6000v1000">
          <text:p/>
        </draw:connector>
        <draw:frame draw:style-name="gr3" draw:text-style-name="P2" draw:layer="layout" svg:width="4.5cm" svg:height="1.75cm" svg:x="7.5cm" svg:y="2cm">
          <draw:text-box>
            <text:p text:style-name="P2"><text:span text:style-name="T1">processes</text:span></text:p>
          </draw:text-box>
        </draw:frame>
        <draw:connector draw:style-name="gr4" draw:text-style-name="P1" draw:layer="layout" draw:type="line" svg:x1="4.25cm" svg:y1="10cm" svg:x2="4.25cm" svg:y2="11cm" draw:start-shape="id12" draw:start-glue-point="6" svg:d="m4250 10000v1000">
          <text:p/>
        </draw:connector>
        <draw:custom-shape draw:style-name="gr1" draw:text-style-name="P1" xml:id="id13" draw:id="id13" draw:layer="layout" svg:width="4.5cm" svg:height="2cm" svg:x="13.5cm" svg:y="6.5cm">
          <text:p text:style-name="P1">process 2</text:p>
          <draw:enhanced-geometry svg:viewBox="0 0 21600 21600" draw:type="rectangle" draw:enhanced-path="M 0 0 L 21600 0 21600 21600 0 21600 0 0 Z N"/>
        </draw:custom-shape>
        <draw:custom-shape draw:style-name="gr1" draw:text-style-name="P1" xml:id="id14" draw:id="id14" draw:layer="layout" svg:width="2cm" svg:height="2cm" svg:x="14.75cm" svg:y="14.5cm">
          <text:p text:style-name="P1">sto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draw:type="line" svg:x1="15.75cm" svg:y1="8.5cm" svg:x2="15.75cm" svg:y2="14.5cm" draw:start-shape="id13" draw:start-glue-point="2" draw:end-shape="id14" svg:d="m15750 8500v6000">
          <text:p/>
        </draw:connector>
        <draw:connector draw:style-name="gr2" draw:text-style-name="P1" draw:layer="layout" draw:type="line" svg:x1="9.75cm" svg:y1="6cm" svg:x2="13.5cm" svg:y2="7.5cm" draw:end-shape="id13" svg:d="m9750 6000 3750 1500">
          <text:p/>
        </draw:connector>
      </draw:page>
      <draw:page draw:name="page3" draw:style-name="dp1" draw:master-page-name="Standard">
        <draw:custom-shape draw:style-name="gr1" draw:text-style-name="P1" xml:id="id15" draw:id="id15" draw:layer="layout" svg:width="4.5cm" svg:height="2cm" svg:x="2cm" svg:y="4cm">
          <text:p text:style-name="P1">winbatch<text:line-break/>process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6" draw:id="id16" draw:layer="layout" svg:width="4.5cm" svg:height="2cm" svg:x="7.5cm" svg:y="4cm">
          <text:p text:style-name="P1">process 1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2cm" svg:height="2cm" svg:x="8.75cm" svg:y="7.5cm">
          <text:p text:style-name="P1">sto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draw:type="line" svg:x1="6.5cm" svg:y1="5cm" svg:x2="7.5cm" svg:y2="5cm" draw:start-shape="id15" draw:start-glue-point="1" draw:end-shape="id16" draw:end-glue-point="3" svg:d="m6500 5000h1000">
          <text:p/>
        </draw:connector>
        <draw:custom-shape draw:style-name="gr1" draw:text-style-name="P1" xml:id="id18" draw:id="id18" draw:layer="layout" svg:width="4cm" svg:height="3cm" svg:x="2.25cm" svg:y="7cm">
          <text:p text:style-name="P1"><text:line-break/>wait<text:line-break/>nex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2" draw:layer="layout" svg:width="4.5cm" svg:height="1.75cm" svg:x="2cm" svg:y="2cm">
          <draw:text-box>
            <text:p text:style-name="P2"><text:span text:style-name="T1">winst-script</text:span></text:p>
          </draw:text-box>
        </draw:frame>
        <draw:connector draw:style-name="gr2" draw:text-style-name="P1" draw:layer="layout" draw:type="line" svg:x1="9.75cm" svg:y1="6cm" svg:x2="9.75cm" svg:y2="7.5cm" draw:start-shape="id16" draw:start-glue-point="2" draw:end-shape="id17" svg:d="m9750 6000v1500">
          <text:p/>
        </draw:connector>
        <draw:connector draw:style-name="gr2" draw:text-style-name="P1" draw:layer="layout" draw:type="line" svg:x1="8.75cm" svg:y1="8.5cm" svg:x2="6.25cm" svg:y2="8.5cm" draw:start-shape="id17" draw:start-glue-point="5" draw:end-shape="id18" draw:end-glue-point="7" svg:d="m8750 8500h-2500">
          <text:p/>
        </draw:connector>
        <draw:connector draw:style-name="gr4" draw:text-style-name="P1" draw:layer="layout" draw:type="line" svg:x1="4.25cm" svg:y1="6cm" svg:x2="4.25cm" svg:y2="7cm" draw:start-shape="id15" draw:start-glue-point="2" draw:end-shape="id18" draw:end-glue-point="4" svg:d="m4250 6000v1000">
          <text:p/>
        </draw:connector>
        <draw:frame draw:style-name="gr3" draw:text-style-name="P2" draw:layer="layout" svg:width="4.5cm" svg:height="1.75cm" svg:x="7.5cm" svg:y="2cm">
          <draw:text-box>
            <text:p text:style-name="P2"><text:span text:style-name="T1">processes</text:span></text:p>
          </draw:text-box>
        </draw:frame>
        <draw:custom-shape draw:style-name="gr1" draw:text-style-name="P1" xml:id="id19" draw:id="id19" draw:layer="layout" svg:width="4.5cm" svg:height="2cm" svg:x="2cm" svg:y="11cm">
          <text:p text:style-name="P1">winbatch<text:line-break/>process st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4.5cm" svg:height="2cm" svg:x="7.5cm" svg:y="11cm">
          <text:p text:style-name="P1">process 3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2cm" svg:height="2cm" svg:x="8.75cm" svg:y="14.5cm">
          <text:p text:style-name="P1">sto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draw:type="line" svg:x1="6.5cm" svg:y1="12cm" svg:x2="7.5cm" svg:y2="12cm" draw:start-shape="id19" draw:start-glue-point="1" draw:end-shape="id20" draw:end-glue-point="3" svg:d="m6500 12000h1000">
          <text:p/>
        </draw:connector>
        <draw:custom-shape draw:style-name="gr1" draw:text-style-name="P1" xml:id="id22" draw:id="id22" draw:layer="layout" svg:width="4cm" svg:height="3cm" svg:x="2.25cm" svg:y="14cm">
          <text:p text:style-name="P1"><text:line-break/>wait<text:line-break/>nex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line" svg:x1="9.75cm" svg:y1="13cm" svg:x2="9.75cm" svg:y2="14.5cm" draw:start-shape="id20" draw:start-glue-point="2" draw:end-shape="id21" svg:d="m9750 13000v1500">
          <text:p/>
        </draw:connector>
        <draw:connector draw:style-name="gr2" draw:text-style-name="P1" draw:layer="layout" draw:type="line" svg:x1="8.75cm" svg:y1="15.5cm" svg:x2="6.25cm" svg:y2="15.5cm" draw:start-shape="id21" draw:start-glue-point="5" draw:end-shape="id22" draw:end-glue-point="7" svg:d="m8750 15500h-2500">
          <text:p/>
        </draw:connector>
        <draw:connector draw:style-name="gr4" draw:text-style-name="P1" draw:layer="layout" draw:type="line" svg:x1="4.25cm" svg:y1="13cm" svg:x2="4.25cm" svg:y2="14cm" draw:start-shape="id19" draw:start-glue-point="2" draw:end-shape="id22" draw:end-glue-point="4" svg:d="m4250 13000v1000">
          <text:p/>
        </draw:connector>
        <draw:connector draw:style-name="gr4" draw:text-style-name="P1" draw:layer="layout" draw:type="line" svg:x1="4.25cm" svg:y1="10cm" svg:x2="4.25cm" svg:y2="11cm" draw:start-shape="id18" draw:start-glue-point="6" draw:end-shape="id19" draw:end-glue-point="0" svg:d="m4250 10000v1000">
          <text:p/>
        </draw:connector>
        <draw:custom-shape draw:style-name="gr1" draw:text-style-name="P1" xml:id="id23" draw:id="id23" draw:layer="layout" svg:width="4.5cm" svg:height="2cm" svg:x="13.5cm" svg:y="6.5cm">
          <text:p text:style-name="P1">process 2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2cm" svg:height="2cm" svg:x="14.75cm" svg:y="14.5cm">
          <text:p text:style-name="P1">stop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2" draw:text-style-name="P1" draw:layer="layout" draw:type="line" svg:x1="15.75cm" svg:y1="8.5cm" svg:x2="15.75cm" svg:y2="14.5cm" draw:start-shape="id23" draw:start-glue-point="2" draw:end-shape="id24" svg:d="m15750 8500v6000">
          <text:p/>
        </draw:connector>
        <draw:connector draw:style-name="gr2" draw:text-style-name="P1" draw:layer="layout" draw:type="line" svg:x1="9.75cm" svg:y1="6cm" svg:x2="13.5cm" svg:y2="7.5cm" draw:end-shape="id23" svg:d="m9750 6000 3750 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04T17:39:19</meta:creation-date>
    <dc:date>2011-12-04T18:10:44</dc:date>
    <meta:editing-duration>PT31M26S</meta:editing-duration>
    <meta:editing-cycles>6</meta:editing-cycles>
    <meta:generator>LibreOffice/3.3$Unix LibreOffice_project/330m19$Build-401</meta:generator>
    <meta:document-statistic meta:object-count="57"/>
  </office:meta>
</office:document-meta>
</file>